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c5e7"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Footer">
      <style:paragraph-properties fo:text-align="center" style:justify-single-word="false"/>
      <style:text-properties officeooo:paragraph-rsid="00431272"/>
    </style:style>
    <style:style style:name="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0e0e8d"/>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63131" officeooo:paragraph-rsid="00414202"/>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text-properties officeooo:rsid="000e0e8d" officeooo:paragraph-rsid="000e0e8d"/>
    </style:style>
    <style:style style:name="P21" style:family="paragraph" style:parent-style-name="Table_20_Contents">
      <style:text-properties fo:font-weight="bold" officeooo:rsid="000f67fd" officeooo:paragraph-rsid="00117158" style:font-weight-asian="bold" style:font-weight-complex="bold"/>
    </style:style>
    <style:style style:name="P22" style:family="paragraph" style:parent-style-name="Table_20_Contents">
      <style:text-properties fo:font-weight="bold" officeooo:rsid="00431272" officeooo:paragraph-rsid="00431272" style:font-weight-asian="bold" style:font-weight-complex="bold"/>
    </style:style>
    <style:style style:name="P23" style:family="paragraph" style:parent-style-name="Text_20_body">
      <style:text-properties style:font-name="Times New Roman" fo:font-size="8pt" officeooo:paragraph-rsid="00283407" style:font-size-asian="8pt" style:font-size-complex="8pt"/>
    </style:style>
    <style:style style:name="P24" style:family="paragraph" style:parent-style-name="Text_20_body">
      <style:text-properties style:font-name="Times New Roman" fo:font-size="8pt" officeooo:paragraph-rsid="002a48d9" style:font-size-asian="8pt" style:font-size-complex="8pt"/>
    </style:style>
    <style:style style:name="P25" style:family="paragraph" style:parent-style-name="Text_20_body">
      <style:text-properties style:font-name="Times New Roman" fo:font-size="8pt" officeooo:paragraph-rsid="0030a31b" style:font-size-asian="8pt" style:font-size-complex="8pt"/>
    </style:style>
    <style:style style:name="P26" style:family="paragraph" style:parent-style-name="Text_20_body">
      <style:text-properties style:font-name="Times New Roman" fo:font-size="8pt" fo:font-weight="bold" officeooo:paragraph-rsid="00283407" style:font-size-asian="8pt" style:font-size-complex="8pt"/>
    </style:style>
    <style:style style:name="P27" style:family="paragraph" style:parent-style-name="Text_20_body">
      <style:text-properties style:font-name="Times New Roman" fo:font-size="8pt" fo:font-weight="bold" officeooo:paragraph-rsid="002a48d9" style:font-size-asian="8pt" style:font-size-complex="8pt"/>
    </style:style>
    <style:style style:name="P28"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9" style:family="paragraph" style:parent-style-name="Table_20_Contents">
      <style:text-properties fo:font-weight="normal" officeooo:rsid="003ab0cd" officeooo:paragraph-rsid="0041ced9" style:font-weight-asian="normal" style:font-weight-complex="normal"/>
    </style:style>
    <style:style style:name="P30" style:family="paragraph" style:parent-style-name="Heading_20_1" style:master-page-name="First_20_Page">
      <style:paragraph-properties style:page-number="auto"/>
      <style:text-properties officeooo:paragraph-rsid="0019ccc2"/>
    </style:style>
    <style:style style:name="P31" style:family="paragraph" style:parent-style-name="Heading_20_1">
      <style:paragraph-properties fo:break-before="page"/>
      <style:text-properties fo:font-size="13pt" style:font-size-asian="13pt" style:font-size-complex="13pt"/>
    </style:style>
    <style:style style:name="P32" style:family="paragraph" style:parent-style-name="Table_20_Contents" style:list-style-name="L1">
      <style:text-properties officeooo:rsid="000e0e8d" officeooo:paragraph-rsid="000e0e8d"/>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text-position="super 58%" fo:font-weight="bold" style:font-weight-asian="bold" style:font-weight-complex="bold"/>
    </style:style>
    <style:style style:name="T5" style:family="text">
      <style:text-properties style:use-window-font-color="true" loext:opacity="0%" style:font-name="Arial" fo:font-size="14pt" fo:font-weight="bold" officeooo:rsid="00431272"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1bc2d2" style:font-name-asian="Helvetica-Bold" style:font-weight-asian="bold" style:font-name-complex="Helvetica-Bold" style:font-weight-complex="bold"/>
    </style:style>
    <style:style style:name="T8" style:family="text">
      <style:text-properties style:use-window-font-color="true" loext:opacity="0%" fo:font-weight="bold" officeooo:rsid="003fc5e7" style:font-name-asian="Helvetica-Bold" style:font-weight-asian="bold" style:font-name-complex="Helvetica-Bold" style:font-weight-complex="bold"/>
    </style:style>
    <style:style style:name="T9" style:family="text">
      <style:text-properties style:use-window-font-color="true" loext:opacity="0%" fo:font-weight="normal" style:font-name-asian="Helvetica" style:font-weight-asian="normal" style:font-name-complex="Helvetica" style:font-weight-complex="normal"/>
    </style:style>
    <style:style style:name="T10"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1" style:family="text">
      <style:text-properties style:use-window-font-color="true" loext:opacity="0%" style:font-name="Times New Roman2" fo:font-size="12pt" fo:font-weight="normal" officeooo:rsid="00129342" style:font-name-asian="ArialMT" style:font-size-asian="12pt" style:font-weight-asian="normal" style:font-name-complex="ArialMT" style:font-size-complex="12pt" style:font-weight-complex="normal"/>
    </style:style>
    <style:style style:name="T12" style:family="text">
      <style:text-properties style:use-window-font-color="true" loext:opacity="0%" style:font-name="Times New Roman2" fo:font-size="12pt" fo:font-weight="normal" officeooo:rsid="0010740c" style:font-name-asian="ArialMT" style:font-size-asian="12pt" style:font-weight-asian="normal" style:font-name-complex="ArialMT" style:font-size-complex="12pt"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officeooo:rsid="0019ccc2"/>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weight="bold" officeooo:rsid="004125a0" style:font-weight-asian="bold" style:font-weight-complex="bold"/>
    </style:style>
    <style:style style:name="T19" style:family="text">
      <style:text-properties officeooo:rsid="0030a31b"/>
    </style:style>
    <style:style style:name="T20" style:family="text">
      <style:text-properties officeooo:rsid="00378b8e"/>
    </style:style>
    <style:style style:name="T21"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22"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3" style:family="text">
      <style:text-properties officeooo:rsid="004125a0"/>
    </style:style>
    <style:style style:name="T24" style:family="text">
      <style:text-properties fo:font-weight="normal" officeooo:rsid="004125a0" style:font-weight-asian="normal" style:font-weight-complex="normal"/>
    </style:style>
    <style:style style:name="T25" style:family="text">
      <style:text-properties officeooo:rsid="00431272"/>
    </style:style>
    <style:style style:name="T26" style:family="text">
      <style:text-properties officeooo:rsid="00442e16"/>
    </style:style>
    <style:style style:name="T27"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0" text:outline-level="1">Adopted as a NMRA <text:span text:style-name="T15">Technical Note</text:span></text:h>
      </text:section>
      <text:p text:style-name="Standard">The OpenLCB Standard document appended to this cover sheet has been formally adopted as a NMRA Standard by the NMRA Board of Directors on the date shown in the <text:span text:style-name="T14">Adopted</text:span> column in the <text:span text:style-name="T13">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0">Feb 17, 2015</text:span></text:span></text:p>
          </table:table-cell>
          <table:table-cell table:style-name="Table2.A2" office:value-type="string">
            <text:p text:style-name="Standard"><text:span text:style-name="Page_20_Number"/></text:p>
          </table:table-cell>
          <table:table-cell table:style-name="Table2.C2" office:value-type="string">
            <text:p text:style-name="P20">Initial version submitted for public comment</text:p>
          </table:table-cell>
        </table:table-row>
        <table:table-row>
          <table:table-cell table:style-name="Table2.A2" office:value-type="string">
            <text:p text:style-name="P13"><text:span text:style-name="Page_20_Number"><text:span text:style-name="T11">Feb 6, 201</text:span></text:span><text:span text:style-name="Page_20_Number"><text:span text:style-name="T12">6</text:span></text:span></text:p>
          </table:table-cell>
          <table:table-cell table:style-name="Table2.A2" office:value-type="string">
            <text:p text:style-name="P21"><text:span text:style-name="Page_20_Number"><text:span text:style-name="T10">Feb 20, 2016</text:span></text:span></text:p>
          </table:table-cell>
          <table:table-cell table:style-name="Table2.C2" office:value-type="string">
            <text:p text:style-name="P20">Minor grammatical corrections and readability improvements as well as the following specific changes:</text:p>
            <text:list text:style-name="L1">
              <text:list-item>
                <text:p text:style-name="P32">Corrected inverted logic of <text:span text:style-name="T17">Bit 13 Special</text:span> in <text:span text:style-name="T17">2.3.1.1.1 MTI Bit-Fields</text:span> section</text:p>
              </text:list-item>
              <text:list-item>
                <text:p text:style-name="P32">Added discussion about removal of Message Size limits to <text:span text:style-name="T17">2.3.1.2 Message Content</text:span> section</text:p>
              </text:list-item>
              <text:list-item>
                <text:p text:style-name="P32">Added section <text:span text:style-name="T17">2.7.3.4.4 Example: Node obtaining local Alias from full Node ID</text:span></text:p>
              </text:list-item>
            </text:list>
          </table:table-cell>
        </table:table-row>
        <table:table-row>
          <table:table-cell table:style-name="Table2.A2" office:value-type="string">
            <text:p text:style-name="P14"><text:span text:style-name="T20">Apr</text:span> <text:span text:style-name="T20">25</text:span>, 202<text:span text:style-name="T20">1</text:span></text:p>
          </table:table-cell>
          <table:table-cell table:style-name="Table2.A2" office:value-type="string">
            <text:p text:style-name="P29">July 2, 2021</text:p>
          </table:table-cell>
          <table:table-cell table:style-name="Table2.C2" office:value-type="string">
            <text:p text:style-name="P16">Changed LCC logo to include the <text:span text:style-name="T21">®</text:span><text:span text:style-name="T22"> symbol</text:span></text:p>
            <text:p text:style-name="P18">Changed “Layout Command Control” to have the <text:span text:style-name="T4">TM</text:span> symbol</text:p>
            <text:p text:style-name="P19">Added <text:span text:style-name="T20">the </text:span>NMRA Legal Disclaimer <text:span text:style-name="T20">fine-print</text:span></text:p>
            <text:p text:style-name="P15">Changed the OpenLCB license to “Creative Commons Attribution-ShareAlike 4.0 International”</text:p>
            <text:p text:style-name="P15"/>
            <text:p text:style-name="P17">Corrected example where message length was incorrectly displayed <text:span text:style-name="T23">in section </text:span><text:span text:style-name="T18">2.3.5.1 Reject Addressed Optional Interaction</text:span><text:span text:style-name="T24">,</text:span><text:span text:style-name="T18"> </text:span><text:span text:style-name="T23">lines 271 - 273</text:span></text:p>
          </table:table-cell>
        </table:table-row>
        <table:table-row>
          <table:table-cell table:style-name="Table2.A2" office:value-type="string">
            <text:p text:style-name="P22">July 2<text:span text:style-name="T26">2</text:span>, 2024</text:p>
          </table:table-cell>
          <table:table-cell table:style-name="Table2.A2" office:value-type="string">
            <text:p text:style-name="Table_20_Contents"/>
          </table:table-cell>
          <table:table-cell table:style-name="Table2.C2" office:value-type="string">
            <text:p text:style-name="Table_20_Contents">Update the table of PIP bits</text:p>
            <text:p text:style-name="Table_20_Contents">Clari<text:span text:style-name="T25">f</text:span>y the content of the OIR message</text:p>
            <text:p text:style-name="Table_20_Contents">Clarified the discussion of priorities</text:p>
          </table:table-cell>
        </table:table-row>
      </table:table>
      <text:p text:style-name="P12"/>
      <text:h text:style-name="P31" text:outline-level="1">Important Notices and Disclaimers Concerning NMRA Standards Documents</text:h>
      <text:section text:style-name="Sect2" text:name="Section1">
        <text:p text:style-name="P25">The <text:span text:style-name="T19">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6">Notice and Disclaimer of Liability Concerning the Use of NMRA Standards Documents </text:p>
        <text:p text:style-name="P23">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3">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3">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3">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3">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7"/>
        <text:p text:style-name="P28">Translations</text:p>
        <text:p text:style-name="P24">NMRA’s development of NMRA Standards documents involves the review of documents in English only. In the event that an NMRA Standards document is translated, only the English version published by NMRA is the approved NMRA Standards document. </text:p>
        <text:p text:style-name="P26">Official Statements </text:p>
        <text:p text:style-name="P23">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6">Comments on Standards </text:p>
        <text:p text:style-name="P23">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23">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6">Laws &amp; Regulations </text:p>
        <text:p text:style-name="P23">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6">Copyrights</text:p>
        <text:p text:style-name="P23">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6">IMPORTANT NOTICE </text:p>
        <text:p text:style-name="P23">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c5e7"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31272"/>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31272"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fo:font-weight="bold" officeooo:rsid="001bc2d2" style:font-name-asian="Helvetica-Bold" style:font-weight-asian="bold" style:font-name-complex="Helvetica-Bold" style:font-weight-complex="bold"/>
    </style:style>
    <style:style style:name="MT7" style:family="text">
      <style:text-properties style:use-window-font-color="true" loext:opacity="0%" fo:font-weight="bold" style:font-name-asian="Helvetica-Bold" style:font-weight-asian="bold" style:font-name-complex="Helvetica-Bold" style:font-weight-complex="bold"/>
    </style:style>
    <style:style style:name="MT8" style:family="text">
      <style:text-properties style:use-window-font-color="true" loext:opacity="0%" fo:font-weight="bold" officeooo:rsid="003fc5e7" style:font-name-asian="Helvetica-Bold" style:font-weight-asian="bold" style:font-name-complex="Helvetica-Bold" style:font-weight-complex="bold"/>
    </style:style>
    <style:style style:name="MT9"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3">Layout Command Control</text:span><text:span text:style-name="MT4">TM</text:span><text:span text:style-name="MT3"> (LCC)</text:span> </text:p>
              <text:p text:style-name="MP8">Message Network</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5">July 22, 2024</text:span></text:span></text:p>
            </table:table-cell>
            <table:table-cell table:style-name="Table1.C1" office:value-type="string">
              <text:p text:style-name="MP10"><text:span text:style-name="MT6">TN-</text:span><text:span text:style-name="MT7">9.7.</text:span><text:span text:style-name="MT8">3</text:span><text:span text:style-name="MT9">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8</meta:editing-cycles>
    <meta:editing-duration>PT20H58M21S</meta:editing-duration>
    <meta:generator>LibreOffice/7.4.6.2$MacOSX_X86_64 LibreOffice_project/5b1f5509c2decdade7fda905e3e1429a67acd63d</meta:generator>
    <dc:date>2024-07-17T22:53:23.921704203</dc:date>
    <meta:printed-by>Bob Jacobsen</meta:printed-by>
    <meta:print-date>2010-09-15T08:46:04</meta:print-date>
    <dc:creator>Bob Jacobsen</dc:creator>
    <meta:document-statistic meta:table-count="2" meta:image-count="1" meta:object-count="0" meta:page-count="2" meta:paragraph-count="51" meta:word-count="1285" meta:character-count="8628" meta:non-whitespace-character-count="7371"/>
  </office:meta>
</office:document-meta>
</file>